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8pt" style:font-size-asian="8pt" style:font-size-complex="8pt"/>
    </style:style>
    <style:style style:name="ce8" style:family="table-cell" style:parent-style-name="Default">
      <style:text-properties fo:color="#000000" style:text-outline="false" style:text-line-through-style="none" style:text-line-through-type="none" style:text-position="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8pt" style:font-size-asian="8pt" style:font-size-complex="8pt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3"/>
        <table:table-column table:style-name="co2" table:number-columns-repeated="1023" table:default-cell-style-name="ce13"/>
        <table:table-row table:style-name="ro1">
          <table:table-cell table:style-name="ce9" office:value-type="string" calcext:value-type="string">
            <text:p>TESTS RUN AT $2015-12-14T14:36:12.425+00:00$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/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RESULTS PER FILE: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AccumulatingTests: 1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AliasTests: 2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AnnotationTests: 1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AssignmentTests: 6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BacktrackingTests: 26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allTests: 8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allTestsAux: 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mprehensionTests: 238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PatternTests1: 116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PatternTests2: 5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PatternTests3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SubscriptAndSliceTests: 8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SyntaxTests1: 1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SyntaxTests2: 1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SyntaxTests3: 2 tests executed; 1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SyntaxTests4: 8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ConcreteTerms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DataDeclarationTests: 5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DataTypeTests: 72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DeclarationTests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FunctionCompositionTests: 27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InterpolationTests: 37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KeywordParameterImportTests: 1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KeywordParameterTests: 18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ParsingTests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PatternTests: 343 tests executed; 1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PatternDescendantTests: 2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PatternList3Tests: 49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ProjectionTests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RangeTests: 2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ReducerTests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RegExpTests: 7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SetMatchTests1: 5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SetMatchTests2: 17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StatementTests: 10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SubscriptTests: 38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TryCatchTests: 2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functionality::VisitTests: 159 tests executed; 1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Booleans: 1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Equality: 6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Functions: 1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Integers: 2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IO: 2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ListRelations: 2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Lists: 11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Locations: 3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Maps: 7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Matching: 2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Memoization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Nodes: 3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Overloading: 1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Relations: 19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Sets: 36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SolvedIssues: 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Strings: 66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basic::Tuples: 3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BooleanTests: 1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IntegerTests: 1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ListRelationTests: 146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ListTests: 24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MapTests: 10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MathTests: 11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NodeTests: 56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NumberTests: 4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RelationTests: 5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SetTests: 5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StringTests: 12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TypeTests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ValueIOTests: 4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analysis::graphs::GraphTests: 4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analysis::statistics::DescriptiveTests: 6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lang::csv::CSVIOTests: 10 tests executed; 1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library::lang::json::JSONIOTests: 3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ImportTests1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ImportTests2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ImportTests3: 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ImportTests4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ImportTests5: 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ImportTests6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ImportTests7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ImportTests8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imports::ModuleInitRange: 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extends::ABSTRACTTYPE: 17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extends::A1: 1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extends::B1: 1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extends::TYPE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extends::UseImportBase: 7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extends::UseImportBaseExtended: 1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extends::UseExtendBase: 1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tests::extends::UseExtendBaseExtended: 18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basic::Ackermann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basic::Bubble: 9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basic::Factorial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Calls: 9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ColoredTrees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CountConstructors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Cycles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Derivative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Lift: 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StringTemplate: 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Trans: 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WordReplacement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WordCount::CountInLine1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WordCount::CountInLine2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WordCount::CountInLine3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common::WordCount::WordCount: 6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Dominators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lang::Exp::Abstract::Eval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lang::Exp::Combined::Automatic::Eval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lang::Exp::Combined::Manual::Eval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lang::Exp::Concrete::NoLayout::Eval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lang::Exp::Concrete::WithLayout::Eval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lang::Func::Test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lang::Lisra::Test: 2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McCabe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ReachingDefs: 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Slicing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demo::Uninit: 2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format::Grammar: 4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grammar::Lookahead: 0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grammar::tests::ParserGeneratorTests: 33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grammar::tests::PicoGrammar: 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grammar::tests::CGrammar: 1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grammar::tests::CharactersTests: 15 tests executed; 0 failed; 0 ignored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office:value-type="string" calcext:value-type="string">
            <text:p>lang::rascal::grammar::tests::LiteralsTests: 3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grammar::tests::LookaheadTests: 33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grammar::tests::RascalGrammar: 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syntax::tests::ConcreteSyntax: 15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syntax::tests::ExpressionGrammars: 19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syntax::tests::ImplodeTests: 12 tests executed; 4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syntax::tests::KnownIssues: 2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meta::ModuleInfoTests: 4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syntax::tests::PreBootstrap: 6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syntax::tests::SolvedIssues: 1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ypes::tests::AbstractKindTests: 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ypes::tests::AbstractNameTests: 15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ypes::tests::UtilTests: 8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util::PriorityQueue: 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util::UUID: 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StaticTestingUtilsTests: 14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AccumulatingTCTests: 3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AllStaticIssues: 5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AnnotationTCTests: 7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AssignmentTCTests: 20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CallTCTests: 21 tests executed; 1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ComprehensionTCTests: 17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DataDeclarationTCTests: 9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DataTypeTCTests: 44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DeclarationTCTests: 29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ImportTCTests: 4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PatternTCTests: 66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ProjectionTCTests: 3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RegExpTCTests: 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ScopeTCTests: 9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StatementTCTests: 9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SubscriptTCTests: 18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VisitTCTests: 1 tests executed; 0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/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Failed/IGNORED TESTS: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/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FAILED TESTS: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tests/functionality/ConcreteSyntaxTests3.rsc|(730,79,&lt;25,0&gt;,&lt;25,79&gt;): FALSE 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tests/functionality/PatternTests.rsc|(33336,84,&lt;1475,0&gt;,&lt;1475,84&gt;): FALSE 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tests/functionality/VisitTests.rsc|(9328,86,&lt;362,0&gt;,&lt;363,63&gt;): FALSE 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tests/library/lang/csv/CSVIOTests.rsc|(1481,68,&lt;57,0&gt;,&lt;57,68&gt;): FALSE "inferred types"test fails for arguments: {&lt;"7e3",0&gt;,&lt;"\t",2&gt;} 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syntax/tests/ImplodeTests.rsc|(2486,171,&lt;61,0&gt;,&lt;61,171&gt;): FALSE 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syntax/tests/ImplodeTests.rsc|(2230,123,&lt;57,0&gt;,&lt;57,123&gt;): FALSE 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syntax/tests/ImplodeTests.rsc|(1962,161,&lt;53,0&gt;,&lt;53,161&gt;): FALSE 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syntax/tests/ImplodeTests.rsc|(1715,118,&lt;49,0&gt;,&lt;49,118&gt;): FALSE 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|std:///lang/rascal/tests/types/CallTCTests.rsc|(471,54,&lt;15,0&gt;,&lt;15,54&gt;): FALSE "{}"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/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TEST SUMMARY: 5008 tests executed; 9 failed; 0 ignored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/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CRASHED TESTS: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basic::IsDefined: Java("CompilerError","In function lang::rascal::tests::basic::IsDefined/isDefinedLoc5()#45 : No enum constant org.rascalmpl.library.experiments.Compiler.RVM.Interpreter.RascalPrimitive.is_defined_loc_field_access_get")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library::analysis::statistics::RangeUtils: Java("NullPointerException","")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extends::A2: Java("NullPointerException","")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extends::B2: Java("NullPointerException","")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extends::B3: Java("NullPointerException","")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extends::PARSETREE: Java("NullPointerException","")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format::Escape: Java("NullPointerException","")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yaml::Model: execute: Reading |compressed+home:///c1bin/lang/yaml/Model.rvm.gz| did not succeed: IO("Expected type[&amp;T], but got type[loc]")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>
          <table:table-cell table:style-name="ce9" office:value-type="string" calcext:value-type="string">
            <text:p>lang::rascal::tests::types::CallTCTests: "{}"</text:p>
          </table:table-cell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9">
          <table:table-cell table:style-name="ce10"/>
          <table:table-cell table:style-name="ce12"/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5">
          <table:table-cell table:style-name="ce10"/>
          <table:table-cell table:number-columns-repeated="3"/>
          <table:table-cell table:style-name="ce12"/>
          <table:table-cell table:number-columns-repeated="1019"/>
        </table:table-row>
        <table:table-row table:style-name="ro1" table:number-rows-repeated="13">
          <table:table-cell table:style-name="ce11"/>
          <table:table-cell table:number-columns-repeated="3"/>
          <table:table-cell table:style-name="ce12"/>
          <table:table-cell table:number-columns-repeated="1019"/>
        </table:table-row>
        <table:table-row table:style-name="ro1" table:number-rows-repeated="53">
          <table:table-cell table:style-name="ce12"/>
          <table:table-cell table:number-columns-repeated="3"/>
          <table:table-cell table:style-name="ce1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1">
          <table:table-cell table:style-name="ce5" office:value-type="string" calcext:value-type="string">
            <text:p>TESTS RUN AT $2015-11-15T10:09:51.413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ccumulatingTests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liasTests: 2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allTests: 7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mprehensionTests: 2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1: 11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3: 2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ataTypeTests: 7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rsing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tatementTests: 103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IsDefined: 107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Locations: 2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aps: 7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StringTests: 12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ang::csv::CSVIOTests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llStaticIssues: 5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omprehensionTCTests: 1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basic/IsDefined.rsc|(6030,125,&lt;310,0&gt;,&lt;314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64 tests executed; 11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yaml::Model: execute: Reading |compressed+home:///bin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Executing: 647096 ms</text:p>
          </table:table-cell>
          <table:table-cell table:number-columns-repeated="1023"/>
        </table:table-row>
        <table:table-row table:style-name="ro1" table:number-rows-repeated="11">
          <table:table-cell table:style-name="ce5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32">
          <table:table-cell table:style-name="ce3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office:forms form:automatic-focus="false" form:apply-design-mode="false"/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8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office:forms form:automatic-focus="false" form:apply-design-mode="false"/>
        <table:table-column table:style-name="co2" table:number-columns-repeated="1024" table:default-cell-style-name="ce7"/>
        <table:table-row table:style-name="ro1">
          <table:table-cell table:style-name="ce6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6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6:39:12.2226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2-14T16:39:57.451094000</dc:date>
    <meta:editing-duration>P86DT4H36M9S</meta:editing-duration>
    <meta:editing-cycles>275</meta:editing-cycles>
    <meta:generator>LibreOffice/5.0.3.2$MacOSX_X86_64 LibreOffice_project/e5f16313668ac592c1bfb310f4390624e3dbfb75</meta:generator>
    <meta:document-statistic meta:table-count="4" meta:cell-count="417" meta:object-count="0"/>
  </office:meta>
</office:document-meta>
</file>